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de59" draw:textarea-horizontal-align="justify" draw:textarea-vertical-align="middle" draw:auto-grow-height="false" fo:min-height="1.02cm" fo:min-width="2.358cm"/>
      <style:paragraph-properties style:writing-mode="lr-tb"/>
    </style:style>
    <style:style style:name="gr2" style:family="graphic" style:parent-style-name="standard">
      <style:graphic-properties svg:stroke-color="#000000" draw:fill-color="#ffde59" draw:textarea-horizontal-align="justify" draw:textarea-vertical-align="middle" draw:auto-grow-height="false" fo:min-height="1.02cm" fo:min-width="2.199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8" draw:marker-end-width="0.3cm" draw:fill="none" draw:fill-color="#3faf46" draw:textarea-vertical-align="middle"/>
    </style:style>
    <style:style style:name="gr4" style:family="graphic" style:parent-style-name="objectwithoutfill">
      <style:graphic-properties svg:stroke-color="#000000" draw:marker-end="Arrowheads_20_9" draw:marker-end-width="0.3cm" draw:fill="none" draw:fill-color="#3faf46" draw:textarea-vertical-align="middle"/>
    </style:style>
    <style:style style:name="gr5" style:family="graphic" style:parent-style-name="standard">
      <style:graphic-properties svg:stroke-color="#000000" draw:fill-color="#3faf46" draw:textarea-horizontal-align="justify" draw:textarea-vertical-align="middle" draw:auto-grow-height="false" fo:min-height="2.29cm" fo:min-width="2.675cm"/>
      <style:paragraph-properties style:writing-mode="lr-tb"/>
    </style:style>
    <style:style style:name="gr6" style:family="graphic" style:parent-style-name="standard">
      <style:graphic-properties svg:stroke-color="#000000" draw:fill-color="#3faf46" draw:textarea-horizontal-align="justify" draw:textarea-vertical-align="middle" draw:auto-grow-height="false" fo:min-height="1.768cm" fo:min-width="3.509cm"/>
      <style:paragraph-properties style:writing-mode="lr-tb"/>
    </style:style>
    <style:style style:name="gr7" style:family="graphic" style:parent-style-name="standard">
      <style:graphic-properties svg:stroke-color="#000000" draw:fill-color="#3faf46" draw:textarea-horizontal-align="justify" draw:textarea-vertical-align="middle" draw:auto-grow-height="false" fo:min-height="2.925cm" fo:min-width="3.628cm"/>
      <style:paragraph-properties style:writing-mode="lr-tb"/>
    </style:style>
    <style:style style:name="gr8" style:family="graphic" style:parent-style-name="objectwithoutfill">
      <style:graphic-properties svg:stroke-color="#000000" draw:marker-end="Arrowheads_20_14" draw:marker-end-width="0.3cm" draw:fill="none" draw:fill-color="#3faf46" draw:textarea-vertical-align="middle"/>
    </style:style>
    <style:style style:name="gr9" style:family="graphic" style:parent-style-name="objectwithoutfill">
      <style:graphic-properties svg:stroke-color="#000000" draw:marker-end="Arrowheads_20_15" draw:marker-end-width="0.3cm" draw:fill="none" draw:fill-color="#3faf46" draw:textarea-vertical-align="middle"/>
    </style:style>
    <style:style style:name="gr10" style:family="graphic" style:parent-style-name="objectwithoutfill">
      <style:graphic-properties svg:stroke-color="#000000" draw:marker-end="Arrowheads_20_16" draw:marker-end-width="0.3cm" draw:fill="none" draw:fill-color="#3faf46" draw:textarea-vertical-align="middle"/>
    </style:style>
    <style:style style:name="gr11" style:family="graphic" style:parent-style-name="objectwithoutfill">
      <style:graphic-properties svg:stroke-color="#000000" draw:marker-end="Arrowheads_20_17" draw:marker-end-width="0.3cm" draw:fill="none" draw:fill-color="#3faf46" draw:textarea-vertical-align="middle"/>
    </style:style>
    <style:style style:name="gr12" style:family="graphic" style:parent-style-name="objectwithoutfill">
      <style:graphic-properties svg:stroke-color="#000000" draw:marker-end="Arrowheads_20_18" draw:marker-end-width="0.3cm" draw:fill="none" draw:fill-color="#3faf46" draw:textarea-vertical-align="middle"/>
    </style:style>
    <style:style style:name="gr13" style:family="graphic" style:parent-style-name="objectwithoutfill">
      <style:graphic-properties svg:stroke-color="#000000" draw:marker-end="Arrowheads_20_19" draw:marker-end-width="0.3cm" draw:fill="none" draw:fill-color="#3faf46" draw:textarea-vertical-align="middle"/>
    </style:style>
    <style:style style:name="gr14" style:family="graphic" style:parent-style-name="objectwithoutfill">
      <style:graphic-properties svg:stroke-color="#000000" draw:marker-end="Arrowheads_20_20" draw:marker-end-width="0.3cm" draw:fill="none" draw:fill-color="#3faf46" draw:textarea-vertical-align="middle"/>
    </style:style>
    <style:style style:name="gr15" style:family="graphic" style:parent-style-name="standard">
      <style:graphic-properties svg:stroke-color="#000000" draw:fill-color="#3faf46" draw:textarea-horizontal-align="justify" draw:textarea-vertical-align="middle" draw:auto-grow-height="false" fo:min-height="1.339cm" fo:min-width="3.629cm"/>
      <style:paragraph-properties style:writing-mode="lr-tb"/>
    </style:style>
    <style:style style:name="gr16" style:family="graphic" style:parent-style-name="standard">
      <style:graphic-properties svg:stroke-color="#000000" draw:fill-color="#3faf46" draw:textarea-horizontal-align="justify" draw:textarea-vertical-align="middle" draw:auto-grow-height="false" fo:min-height="1.542cm" fo:min-width="3.509cm"/>
      <style:paragraph-properties style:writing-mode="lr-tb"/>
    </style:style>
    <style:style style:name="gr17" style:family="graphic" style:parent-style-name="objectwithoutfill">
      <style:graphic-properties svg:stroke-color="#000000" draw:marker-end="Arrowheads_20_23" draw:marker-end-width="0.3cm" draw:fill="none" draw:fill-color="#3faf46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objectwithoutfill">
      <style:graphic-properties svg:stroke-color="#000000" draw:marker-end="Arrowheads_20_24" draw:marker-end-width="0.3cm" draw:fill="none" draw:fill-color="#3faf46" draw:textarea-vertical-align="middle"/>
    </style:style>
    <style:style style:name="gr20" style:family="graphic" style:parent-style-name="standard">
      <style:graphic-properties svg:stroke-color="#000000" draw:fill-color="#b4c7dc" draw:textarea-horizontal-align="justify" draw:textarea-vertical-align="middle" draw:auto-grow-height="false" fo:min-height="1.322cm" fo:min-width="1.97cm"/>
      <style:paragraph-properties style:writing-mode="lr-tb"/>
    </style:style>
    <style:style style:name="gr21" style:family="graphic" style:parent-style-name="standard">
      <style:graphic-properties svg:stroke-color="#000000" draw:fill-color="#b4c7dc" draw:textarea-horizontal-align="justify" draw:textarea-vertical-align="middle" draw:auto-grow-height="false" fo:min-height="1.322cm" fo:min-width="1.971cm"/>
      <style:paragraph-properties style:writing-mode="lr-tb"/>
    </style:style>
    <style:style style:name="gr22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3" style:family="graphic" style:parent-style-name="Text">
      <style:graphic-properties draw:fill-color="#81aca6" draw:textarea-horizontal-align="justify" draw:textarea-vertical-align="middle" draw:auto-grow-height="false" fo:min-height="1.588cm" fo:min-width="2.223cm"/>
      <style:paragraph-properties style:writing-mode="lr-tb"/>
    </style:style>
    <style:style style:name="gr24" style:family="graphic" style:parent-style-name="Text">
      <style:graphic-properties draw:fill-color="#81aca6" draw:textarea-horizontal-align="justify" draw:textarea-vertical-align="middle" draw:auto-grow-height="false" fo:min-height="1.588cm" fo:min-width="1.905cm"/>
      <style:paragraph-properties style:writing-mode="lr-tb"/>
    </style:style>
    <style:style style:name="gr25" style:family="graphic" style:parent-style-name="objectwithoutfill">
      <style:graphic-properties svg:stroke-color="#000000" draw:marker-end="Arrowheads_20_29" draw:marker-end-width="0.3cm" draw:fill="none" draw:textarea-vertical-align="middle"/>
    </style:style>
    <style:style style:name="gr26" style:family="graphic" style:parent-style-name="objectwithoutfill">
      <style:graphic-properties svg:stroke-color="#000000" draw:marker-end="Arrowheads_20_43" draw:marker-end-width="0.3cm" draw:fill="none" draw:textarea-vertical-align="middle"/>
    </style:style>
    <style:style style:name="gr27" style:family="graphic" style:parent-style-name="objectwithoutfill">
      <style:graphic-properties svg:stroke-color="#000000" draw:marker-end="Arrowheads_20_45" draw:marker-end-width="0.3cm" draw:fill="none" draw:textarea-vertical-align="middle"/>
    </style:style>
    <style:style style:name="gr28" style:family="graphic" style:parent-style-name="objectwithoutfill">
      <style:graphic-properties svg:stroke-color="#000000" draw:marker-end="Arrowheads_20_46" draw:marker-end-width="0.3cm" draw:fill="none" draw:textarea-vertical-align="middle"/>
    </style:style>
    <style:style style:name="gr29" style:family="graphic" style:parent-style-name="objectwithoutfill">
      <style:graphic-properties svg:stroke-color="#000000" draw:marker-end="Arrowheads_20_47" draw:marker-end-width="0.3cm" draw:fill="none" draw:textarea-vertical-align="middle"/>
    </style:style>
    <style:style style:name="gr30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1.917cm" fo:min-width="0cm"/>
      <style:paragraph-properties style:writing-mode="lr-tb"/>
    </style:style>
    <style:style style:name="gr31" style:family="graphic" style:parent-style-name="objectwithoutfill">
      <style:graphic-properties svg:stroke-color="#000000" draw:marker-end="Arrowheads_20_53" draw:marker-end-width="0.3cm" draw:fill="none" draw:textarea-vertical-align="middle"/>
    </style:style>
    <style:style style:name="gr32" style:family="graphic" style:parent-style-name="objectwithoutfill">
      <style:graphic-properties svg:stroke-color="#000000" draw:marker-end="Arrowheads_20_59" draw:marker-end-width="0.3cm" draw:fill="none" draw:textarea-vertical-align="middle"/>
    </style:style>
    <style:style style:name="gr33" style:family="graphic" style:parent-style-name="objectwithoutfill">
      <style:graphic-properties svg:stroke-color="#000000" draw:marker-end="Arrowheads_20_60" draw:marker-end-width="0.3cm" draw:fill="none" draw:textarea-vertical-align="middle"/>
    </style:style>
    <style:style style:name="gr34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35" style:family="graphic" style:parent-style-name="objectwithoutfill">
      <style:graphic-properties svg:stroke-color="#000000" draw:marker-end="Arrowheads_20_62" draw:marker-end-width="0.3cm" draw:fill="none" draw:textarea-vertical-align="middle"/>
    </style:style>
    <style:style style:name="gr3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37" style:family="graphic" style:parent-style-name="objectwithoutfill">
      <style:graphic-properties svg:stroke-color="#000000" draw:marker-end="Arrowheads_20_64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de59"/>
      <style:paragraph-properties fo:text-align="center"/>
    </style:style>
    <style:style style:name="P3" style:family="paragraph">
      <loext:graphic-properties draw:fill="none" draw:fill-color="#3faf46"/>
      <style:paragraph-properties fo:text-align="center"/>
    </style:style>
    <style:style style:name="P4" style:family="paragraph">
      <loext:graphic-properties draw:fill-color="#3faf46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3faf46"/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b4c7dc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81aca6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716cm" svg:height="2.54cm" svg:x="11.794cm" svg:y="5.35cm">
          <text:p text:style-name="P1">Is</text:p>
          <text:p text:style-name="P1">Admi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" draw:id="id2" draw:layer="layout" svg:width="5.397cm" svg:height="2.54cm" svg:x="5.445cm" svg:y="7.889cm">
          <text:p text:style-name="P1">Is</text:p>
          <text:p text:style-name="P1">DAC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curve" svg:x1="23.542cm" svg:y1="8.937cm" svg:x2="23.542cm" svg:y2="8.937cm" svg:d="M23542 8937z" svg:viewBox="0 0 1 1">
          <text:p/>
        </draw:connector>
        <draw:connector draw:style-name="gr4" draw:text-style-name="P3" draw:layer="layout" draw:type="curve" svg:x1="23.542cm" svg:y1="8.937cm" svg:x2="23.542cm" svg:y2="8.937cm" svg:d="M23542 8937z" svg:viewBox="0 0 1 1">
          <text:p/>
        </draw:connector>
        <draw:custom-shape draw:style-name="gr5" draw:text-style-name="P4" xml:id="id3" draw:id="id3" draw:layer="layout" svg:width="3.175cm" svg:height="2.54cm" svg:x="1.952cm" svg:y="11.382cm">
          <text:p text:style-name="P1"><text:span text:style-name="T1">DACS</text:span></text:p>
          <text:p text:style-name="P1"><text:span text:style-name="T1">Process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xml:id="id4" draw:id="id4" draw:layer="layout" svg:width="4.445cm" svg:height="2.858cm" svg:x="10.842cm" svg:y="17.732cm">
          <text:p text:style-name="P1">Discard</text:p>
          <text:p text:style-name="P1">Bundl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4" xml:id="id5" draw:id="id5" draw:layer="layout" svg:width="4.128cm" svg:height="3.175cm" svg:x="14.969cm" svg:y="11.064cm">
          <text:p text:style-name="P1"><text:span text:style-name="T1">Append Seq# to pending DACS to prev custodia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3" draw:layer="layout" svg:x1="11.794cm" svg:y1="6.62cm" svg:x2="8.144cm" svg:y2="7.889cm" draw:start-shape="id1" draw:start-glue-point="5" draw:end-shape="id2" draw:end-glue-point="4" svg:d="M11794 6620h-3650v1269" svg:viewBox="0 0 3651 1270">
          <text:p/>
        </draw:connector>
        <draw:connector draw:style-name="gr9" draw:text-style-name="P3" draw:layer="layout" svg:x1="5.445cm" svg:y1="9.159cm" svg:x2="3.54cm" svg:y2="11.382cm" draw:start-shape="id2" draw:start-glue-point="5" draw:end-shape="id3" draw:end-glue-point="4" svg:d="M5445 9159h-1905v2223" svg:viewBox="0 0 1906 2224">
          <text:p/>
        </draw:connector>
        <draw:connector draw:style-name="gr10" draw:text-style-name="P3" draw:layer="layout" svg:x1="10.842cm" svg:y1="9.159cm" svg:x2="13.065cm" svg:y2="17.732cm" draw:start-shape="id2" draw:start-glue-point="7" draw:end-shape="id4" draw:end-glue-point="4" svg:d="M10842 9159h2223v8573" svg:viewBox="0 0 2224 8574">
          <text:p/>
        </draw:connector>
        <draw:connector draw:style-name="gr11" draw:text-style-name="P3" draw:layer="layout" svg:x1="17.033cm" svg:y1="14.239cm" svg:x2="15.287cm" svg:y2="19.161cm" draw:start-shape="id5" draw:start-glue-point="6" draw:end-shape="id4" draw:end-glue-point="7" svg:d="M17033 14239v4922h-1746" svg:viewBox="0 0 1747 4923">
          <text:p/>
        </draw:connector>
        <draw:connector draw:style-name="gr12" draw:text-style-name="P3" draw:layer="layout" svg:x1="3.54cm" svg:y1="13.922cm" svg:x2="10.842cm" svg:y2="19.161cm" draw:start-shape="id3" draw:start-glue-point="6" draw:end-shape="id4" draw:end-glue-point="5" svg:d="M3540 13922v5239h7302" svg:viewBox="0 0 7303 5240">
          <text:p/>
        </draw:connector>
        <draw:connector draw:style-name="gr13" draw:text-style-name="P3" draw:layer="layout" svg:x1="17.51cm" svg:y1="6.62cm" svg:x2="21.002cm" svg:y2="7.667cm" draw:start-shape="id1" draw:start-glue-point="7" draw:end-shape="id6" draw:end-glue-point="4" svg:d="M17510 6620h3492v1047" svg:viewBox="0 0 3493 1048">
          <text:p/>
        </draw:connector>
        <draw:connector draw:style-name="gr14" draw:text-style-name="P3" draw:layer="layout" svg:x1="18.144cm" svg:y1="8.937cm" svg:x2="17.033cm" svg:y2="11.064cm" draw:start-shape="id6" draw:start-glue-point="5" draw:end-shape="id5" draw:end-glue-point="4" svg:d="M18144 8937h-1111v2127" svg:viewBox="0 0 1112 2128">
          <text:p/>
        </draw:connector>
        <draw:custom-shape draw:style-name="gr15" draw:text-style-name="P5" xml:id="id8" draw:id="id8" draw:layer="layout" svg:width="4.128cm" svg:height="2.001cm" svg:x="22.59cm" svg:y="12.016cm">
          <text:p text:style-name="P1">Bundle Storag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6" draw:text-style-name="P5" xml:id="id7" draw:id="id7" draw:layer="layout" svg:width="4.445cm" svg:height="2.54cm" svg:x="12.43cm" svg:y="1cm">
          <text:p text:style-name="P1">Input</text:p>
          <text:p text:style-name="P1">Bundl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7" draw:text-style-name="P3" draw:layer="layout" svg:x1="14.653cm" svg:y1="3.54cm" svg:x2="14.652cm" svg:y2="5.35cm" draw:start-shape="id7" draw:start-glue-point="6" draw:end-shape="id1" draw:end-glue-point="4" svg:d="M14653 3540v906h-1v904" svg:viewBox="0 0 2 1811">
          <text:p/>
        </draw:connector>
        <draw:frame draw:style-name="gr18" draw:text-style-name="P7" draw:layer="layout" svg:width="0.786cm" svg:height="0.725cm" svg:x="11.16cm" svg:y="5.753cm">
          <draw:text-box>
            <text:p text:style-name="P6"><text:span text:style-name="T2">Y</text:span></text:p>
          </draw:text-box>
        </draw:frame>
        <draw:frame draw:style-name="gr18" draw:text-style-name="P7" draw:layer="layout" svg:width="0.786cm" svg:height="0.725cm" svg:x="4.81cm" svg:y="8.302cm">
          <draw:text-box>
            <text:p text:style-name="P6"><text:span text:style-name="T2">Y</text:span></text:p>
          </draw:text-box>
        </draw:frame>
        <draw:frame draw:style-name="gr18" draw:text-style-name="P7" draw:layer="layout" svg:width="0.786cm" svg:height="0.725cm" svg:x="17.51cm" svg:y="8.293cm">
          <draw:text-box>
            <text:p text:style-name="P6"><text:span text:style-name="T2">Y</text:span></text:p>
          </draw:text-box>
        </draw:frame>
        <draw:frame draw:style-name="gr18" draw:text-style-name="P7" draw:layer="layout" svg:width="0.807cm" svg:height="0.725cm" svg:x="17.22cm" svg:y="5.753cm">
          <draw:text-box>
            <text:p text:style-name="P6"><text:span text:style-name="T2">N</text:span></text:p>
          </draw:text-box>
        </draw:frame>
        <draw:frame draw:style-name="gr18" draw:text-style-name="P7" draw:layer="layout" svg:width="0.807cm" svg:height="0.725cm" svg:x="23.688cm" svg:y="8.212cm">
          <draw:text-box>
            <text:p text:style-name="P6"><text:span text:style-name="T2">N</text:span></text:p>
          </draw:text-box>
        </draw:frame>
        <draw:frame draw:style-name="gr18" draw:text-style-name="P7" draw:layer="layout" svg:width="0.807cm" svg:height="0.725cm" svg:x="10.836cm" svg:y="8.302cm">
          <draw:text-box>
            <text:p text:style-name="P6"><text:span text:style-name="T2">N</text:span></text:p>
          </draw:text-box>
        </draw:frame>
        <draw:connector draw:style-name="gr19" draw:text-style-name="P3" draw:layer="layout" svg:x1="23.86cm" svg:y1="8.937cm" svg:x2="24.654cm" svg:y2="12.016cm" draw:start-shape="id6" draw:start-glue-point="7" draw:end-shape="id8" draw:end-glue-point="4" svg:d="M23860 8937h794v3079" svg:viewBox="0 0 795 3080">
          <text:p/>
        </draw:connector>
        <draw:custom-shape draw:style-name="gr1" draw:text-style-name="P2" xml:id="id6" draw:id="id6" draw:layer="layout" svg:width="5.716cm" svg:height="2.54cm" svg:x="18.144cm" svg:y="7.667cm">
          <text:p text:style-name="P1">AlreadyExis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2" draw:style-name="dp1" draw:master-page-name="Default">
        <draw:custom-shape draw:style-name="gr20" draw:text-style-name="P9" xml:id="id13" draw:id="id13" draw:layer="layout" svg:width="3.492cm" svg:height="2.222cm" svg:x="4.492cm" svg:y="7.033cm">
          <text:p text:style-name="P8"><text:span text:style-name="T1">Pending</text:span></text:p>
          <text:p text:style-name="P8"><text:span text:style-name="T1">Forwa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14" draw:id="id14" draw:layer="layout" svg:width="3.493cm" svg:height="2.222cm" svg:x="13.064cm" svg:y="13.714cm">
          <text:p text:style-name="P8"><text:span text:style-name="T1">Deleted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xml:id="id10" draw:id="id10" draw:layer="layout" svg:width="3.492cm" svg:height="2.222cm" svg:x="4.492cm" svg:y="14.653cm">
          <text:p text:style-name="P8"><text:span text:style-name="T1">Queu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7" draw:layer="layout" svg:width="3.456cm" svg:height="0.577cm" svg:x="3.259cm" svg:y="2.328cm">
          <draw:text-box>
            <text:p><text:span text:style-name="T2">Storage Available</text:span></text:p>
          </draw:text-box>
        </draw:frame>
        <draw:custom-shape draw:style-name="gr23" draw:text-style-name="P10" xml:id="id16" draw:id="id16" draw:layer="layout" svg:width="2.223cm" svg:height="1.588cm" svg:x="5.127cm" svg:y="3.857cm">
          <text:p text:style-name="P1"><text:span text:style-name="T3">Append</text:span></text:p>
          <text:p text:style-name="P1"><text:span text:style-name="T3">DAC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0" xml:id="id9" draw:id="id9" draw:layer="layout" svg:width="1.905cm" svg:height="1.588cm" svg:x="2.587cm" svg:y="11.159cm">
          <text:p text:style-name="P1"><text:span text:style-name="T3">Queue</text:span></text:p>
          <text:p text:style-name="P1"><text:span text:style-name="T3">Bundle </text:span></text:p>
          <text:p text:style-name="P1"><text:span text:style-name="T3">for T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11" draw:layer="layout" draw:type="line" svg:x1="3.54cm" svg:y1="12.747cm" svg:x2="5.003cm" svg:y2="14.978cm" draw:start-shape="id9" draw:start-glue-point="6" draw:end-shape="id10" draw:end-glue-point="5" svg:d="M3540 12747l1463 2231" svg:viewBox="0 0 1464 2232">
          <text:p/>
        </draw:connector>
        <draw:custom-shape draw:style-name="gr24" draw:text-style-name="P10" xml:id="id15" draw:id="id15" draw:layer="layout" svg:width="1.905cm" svg:height="1.588cm" svg:x="10.525cm" svg:y="9.89cm">
          <text:p text:style-name="P1"><text:span text:style-name="T3">Discard</text:span></text:p>
          <text:p text:style-name="P1"><text:span text:style-name="T3">Payload</text:span></text:p>
          <text:p text:style-name="P1"><text:span text:style-name="T3">Cont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xml:id="id12" draw:id="id12" draw:layer="layout" svg:width="4.445cm" svg:height="2.858cm" svg:x="16.875cm" svg:y="17.51cm">
          <text:p text:style-name="P1">Discard</text:p>
          <text:p text:style-name="P1">Bundl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5" xml:id="id11" draw:id="id11" draw:layer="layout" svg:width="4.445cm" svg:height="2.858cm" svg:x="8.62cm" svg:y="1cm">
          <text:p text:style-name="P1">Receive Bundl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6" draw:text-style-name="P11" draw:layer="layout" draw:type="curve" draw:line-skew="0.995cm" svg:x1="13.065cm" svg:y1="2.429cm" svg:x2="21.32cm" svg:y2="18.939cm" draw:start-shape="id11" draw:start-glue-point="7" draw:end-shape="id12" draw:end-glue-point="7" svg:d="M13065 2429c14626 0 10499 16510 8255 16510" svg:viewBox="0 0 10555 16511">
          <text:p/>
        </draw:connector>
        <draw:connector draw:style-name="gr27" draw:text-style-name="P11" draw:layer="layout" draw:type="line" svg:x1="6.238cm" svg:y1="14.653cm" svg:x2="6.238cm" svg:y2="9.255cm" draw:start-shape="id10" draw:start-glue-point="4" draw:end-shape="id13" draw:end-glue-point="8" svg:d="M6238 14653v-5398" svg:viewBox="0 0 1 5399">
          <text:p/>
        </draw:connector>
        <draw:connector draw:style-name="gr28" draw:text-style-name="P11" draw:layer="layout" draw:type="line" svg:x1="5.003cm" svg:y1="8.93cm" svg:x2="3.54cm" svg:y2="11.159cm" draw:start-shape="id13" draw:start-glue-point="7" draw:end-shape="id9" draw:end-glue-point="4" svg:d="M5003 8930l-1463 2229" svg:viewBox="0 0 1464 2230">
          <text:p/>
        </draw:connector>
        <draw:connector draw:style-name="gr29" draw:text-style-name="P11" draw:layer="layout" draw:type="curve" svg:x1="14.811cm" svg:y1="15.936cm" svg:x2="16.875cm" svg:y2="18.939cm" draw:start-shape="id14" draw:start-glue-point="8" draw:end-shape="id12" draw:end-glue-point="5" svg:d="M14811 15936c0 2002 688 3003 2064 3003" svg:viewBox="0 0 2065 3004">
          <text:p/>
        </draw:connector>
        <draw:frame draw:style-name="gr22" draw:text-style-name="P7" draw:layer="layout" svg:width="4.146cm" svg:height="0.577cm" svg:x="16.875cm" svg:y="2.27cm">
          <draw:text-box>
            <text:p><text:span text:style-name="T2">No Storage Available</text:span></text:p>
          </draw:text-box>
        </draw:frame>
        <draw:frame draw:style-name="gr22" draw:text-style-name="P13" draw:layer="layout" svg:width="2.178cm" svg:height="1.438cm" svg:x="6.37cm" svg:y="12.747cm">
          <draw:text-box>
            <text:p text:style-name="P12"><text:span text:style-name="T3">Picked up</text:span></text:p>
            <text:p text:style-name="P12"><text:span text:style-name="T3">By CLA</text:span></text:p>
            <text:p text:style-name="P12"><text:span text:style-name="T3">(Timer Reset)</text:span></text:p>
          </draw:text-box>
        </draw:frame>
        <draw:frame draw:style-name="gr22" draw:text-style-name="P13" draw:layer="layout" svg:width="1.2cm" svg:height="0.959cm" svg:x="2.905cm" svg:y="8.937cm">
          <draw:text-box>
            <text:p text:style-name="P12"><text:span text:style-name="T3">Timer</text:span></text:p>
            <text:p text:style-name="P12"><text:span text:style-name="T3">Expires</text:span></text:p>
          </draw:text-box>
        </draw:frame>
        <draw:frame draw:style-name="gr22" draw:text-style-name="P13" draw:layer="layout" svg:width="1.755cm" svg:height="0.959cm" svg:x="4.325cm" svg:y="5.762cm">
          <draw:text-box>
            <text:p text:style-name="P12"><text:span text:style-name="T3">TxTimer</text:span></text:p>
            <text:p text:style-name="P12"><text:span text:style-name="T3">initially set</text:span></text:p>
          </draw:text-box>
        </draw:frame>
        <draw:frame draw:style-name="gr30" draw:text-style-name="P13" draw:layer="layout" svg:width="2.54cm" svg:height="1.917cm" svg:x="7.032cm" svg:y="9.89cm">
          <draw:text-box>
            <text:p text:style-name="P12"><text:span text:style-name="T3">ACK </text:span></text:p>
            <text:p text:style-name="P12"><text:span text:style-name="T3">(Custody </text:span></text:p>
            <text:p text:style-name="P12"><text:span text:style-name="T3">Flag is not set)</text:span></text:p>
          </draw:text-box>
        </draw:frame>
        <draw:connector draw:style-name="gr31" draw:text-style-name="P11" draw:layer="layout" draw:type="curve" svg:x1="7.984cm" svg:y1="8.144cm" svg:x2="19.098cm" svg:y2="17.51cm" draw:start-shape="id13" draw:start-glue-point="10" draw:end-shape="id12" draw:end-glue-point="4" svg:d="M7984 8144c7410 0 11114 3122 11114 9366" svg:viewBox="0 0 11115 9367">
          <text:p/>
        </draw:connector>
        <draw:frame draw:style-name="gr22" draw:text-style-name="P13" draw:layer="layout" svg:width="3.939cm" svg:height="0.959cm" svg:x="8.44cm" svg:y="7.667cm">
          <draw:text-box>
            <text:p text:style-name="P12"><text:span text:style-name="T3">Expired (Within Lifetime</text:span></text:p>
            <text:p text:style-name="P12"><text:span text:style-name="T3">Flag is not set)</text:span></text:p>
          </draw:text-box>
        </draw:frame>
        <draw:connector draw:style-name="gr32" draw:text-style-name="P11" draw:layer="layout" draw:type="curve" draw:line-skew="1.197cm -1.72cm" svg:x1="13.575cm" svg:y1="15.611cm" svg:x2="13.575cm" svg:y2="14.039cm" draw:start-shape="id14" draw:start-glue-point="7" draw:end-shape="id14" draw:end-glue-point="5" svg:d="M13575 15611c0 3036-2733 2024-2733-187s2733-2624 2733-1385" svg:viewBox="0 0 2734 4161">
          <text:p/>
        </draw:connector>
        <draw:frame draw:style-name="gr22" draw:text-style-name="P13" draw:layer="layout" svg:width="2.178cm" svg:height="1.438cm" svg:x="11.204cm" svg:y="15.301cm">
          <draw:text-box>
            <text:p><text:span text:style-name="T3">Duplicate</text:span></text:p>
            <text:p><text:span text:style-name="T3">Received</text:span></text:p>
            <text:p><text:span text:style-name="T3">(Reset Timer)</text:span></text:p>
          </draw:text-box>
        </draw:frame>
        <draw:frame draw:style-name="gr22" draw:text-style-name="P13" draw:layer="layout" svg:width="1.755cm" svg:height="1.438cm" svg:x="12.747cm" svg:y="10.992cm">
          <draw:text-box>
            <text:p text:style-name="P12"><text:span text:style-name="T3">AgeOut </text:span></text:p>
            <text:p text:style-name="P12"><text:span text:style-name="T3">Timer </text:span></text:p>
            <text:p text:style-name="P12"><text:span text:style-name="T3">initially set</text:span></text:p>
          </draw:text-box>
        </draw:frame>
        <draw:frame draw:style-name="gr22" draw:text-style-name="P13" draw:layer="layout" svg:width="2.402cm" svg:height="0.959cm" svg:x="14.97cm" svg:y="16.247cm">
          <draw:text-box>
            <text:p text:style-name="P12"><text:span text:style-name="T3">AgeOut Timer </text:span></text:p>
            <text:p text:style-name="P12"><text:span text:style-name="T3">expires</text:span></text:p>
          </draw:text-box>
        </draw:frame>
        <draw:connector draw:style-name="gr33" draw:text-style-name="P11" draw:layer="layout" draw:type="curve" svg:x1="7.473cm" svg:y1="8.93cm" svg:x2="10.525cm" svg:y2="10.684cm" draw:start-shape="id13" draw:start-glue-point="9" draw:end-shape="id15" draw:end-glue-point="5" svg:d="M7473 8930c0 1170 1017 1754 3052 1754" svg:viewBox="0 0 3053 1755">
          <text:p/>
        </draw:connector>
        <draw:connector draw:style-name="gr34" draw:text-style-name="P11" draw:layer="layout" draw:type="curve" svg:x1="12.43cm" svg:y1="10.684cm" svg:x2="14.81cm" svg:y2="13.714cm" draw:start-shape="id15" draw:start-glue-point="7" draw:end-shape="id14" svg:d="M12430 10684c1587 0 2380 1010 2380 3030" svg:viewBox="0 0 2381 3031">
          <text:p/>
        </draw:connector>
        <draw:connector draw:style-name="gr35" draw:text-style-name="P11" draw:layer="layout" draw:type="curve" draw:line-skew="0.76cm -1.851cm" svg:x1="6.238cm" svg:y1="16.875cm" svg:x2="4.492cm" svg:y2="15.764cm" draw:start-shape="id10" draw:start-glue-point="8" draw:end-shape="id10" draw:end-glue-point="6" svg:d="M6238 16875c0 1893-2049 1578-3368 827s-1906-1938 1622-1938" svg:viewBox="0 0 4397 2526">
          <text:p/>
        </draw:connector>
        <draw:frame draw:style-name="gr22" draw:text-style-name="P13" draw:layer="layout" svg:width="3.685cm" svg:height="0.959cm" svg:x="1.442cm" svg:y="18.145cm">
          <draw:text-box>
            <text:p><text:span text:style-name="T3">ACK or expiration</text:span></text:p>
            <text:p><text:span text:style-name="T3">(clears respective flag)</text:span></text:p>
          </draw:text-box>
        </draw:frame>
        <draw:connector draw:style-name="gr36" draw:text-style-name="P11" draw:layer="layout" draw:type="curve" svg:x1="8.62cm" svg:y1="2.429cm" svg:x2="6.239cm" svg:y2="3.857cm" draw:start-shape="id11" draw:start-glue-point="5" draw:end-shape="id16" draw:end-glue-point="4" svg:d="M8620 2429c-1588 0-2381 476-2381 1428" svg:viewBox="0 0 2382 1429">
          <text:p/>
        </draw:connector>
        <draw:connector draw:style-name="gr37" draw:text-style-name="P11" draw:layer="layout" draw:type="line" svg:x1="6.239cm" svg:y1="5.445cm" svg:x2="6.238cm" svg:y2="7.033cm" draw:start-shape="id16" draw:start-glue-point="6" draw:end-shape="id13" draw:end-glue-point="4" svg:d="M6239 5445l-1 1588" svg:viewBox="0 0 2 158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9" draw:display-name="Arrowheads 29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51" draw:display-name="Arrowheads 51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2T11:03:22.843371005</meta:creation-date>
    <dc:date>2022-06-03T16:26:25.341630640</dc:date>
    <meta:editing-duration>P1DT1H39M38S</meta:editing-duration>
    <meta:editing-cycles>2</meta:editing-cycles>
    <meta:generator>LibreOffice/7.3.3.2$Linux_X86_64 LibreOffice_project/30$Build-2</meta:generator>
    <meta:document-statistic meta:object-count="56"/>
  </office:meta>
</office:document-meta>
</file>